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iol" svg:font-family="Bariol" style:font-pitch="variable"/>
    <style:font-face style:name="Bariol1" svg:font-family="Bariol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54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72.34mm"/>
    </style:style>
    <style:style style:name="co6" style:family="table-column">
      <style:table-column-properties fo:break-before="auto" style:column-width="24.36mm"/>
    </style:style>
    <style:style style:name="co7" style:family="table-column">
      <style:table-column-properties fo:break-before="auto" style:column-width="139.77mm"/>
    </style:style>
    <style:style style:name="co8" style:family="table-column">
      <style:table-column-properties fo:break-before="auto" style:column-width="15.5mm"/>
    </style:style>
    <style:style style:name="co9" style:family="table-column">
      <style:table-column-properties fo:break-before="auto" style:column-width="61.3mm"/>
    </style:style>
    <style:style style:name="co10" style:family="table-column">
      <style:table-column-properties fo:break-before="auto" style:column-width="30.29mm"/>
    </style:style>
    <style:style style:name="co11" style:family="table-column">
      <style:table-column-properties fo:break-before="auto" style:column-width="28.49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11.45mm" fo:break-before="auto" style:use-optimal-row-height="true"/>
    </style:style>
    <style:style style:name="ro4" style:family="table-row">
      <style:table-row-properties style:row-height="14.53mm" fo:break-before="auto" style:use-optimal-row-height="true"/>
    </style:style>
    <style:style style:name="ro5" style:family="table-row">
      <style:table-row-properties style:row-height="11.6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font-name="Bariol"/>
    </style:style>
    <style:style style:name="ce2" style:family="table-cell" style:parent-style-name="PEC_20_Heading" style:data-style-name="N33"/>
    <style:style style:name="ce6" style:family="table-cell" style:parent-style-name="Heading" style:data-style-name="N3"/>
    <style:style style:name="ce7" style:family="table-cell" style:parent-style-name="PEC_20_Heading" style:data-style-name="N3"/>
    <style:style style:name="ce8" style:family="table-cell" style:parent-style-name="Date" style:data-style-name="N3"/>
    <style:style style:name="ce3" style:family="table-cell" style:parent-style-name="PEC_20_Heading" style:data-style-name="N104"/>
    <style:style style:name="ce10" style:family="table-cell" style:parent-style-name="PEC_20_Heading">
      <style:table-cell-properties style:vertical-align="automatic"/>
    </style:style>
    <style:style style:name="ce11" style:family="table-cell" style:parent-style-name="Default">
      <style:text-properties style:text-outline="false" style:text-line-through-style="none" style:text-line-through-type="none" style:font-name="Bario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50"/>
    <style:style style:name="T1" style:family="text">
      <style:text-properties style:font-name="Bario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ate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2" table:visibility="collapse" table:default-cell-style-name="ce1"/>
        <table:table-column table:style-name="co2" table:number-columns-repeated="1012" table:default-cell-style-name="ce1"/>
        <table:table-row table:style-name="ro1">
          <table:table-cell table:style-name="Heading" office:value-type="string" calcext:value-type="string">
            <text:p>Tarea</text:p>
          </table:table-cell>
          <table:table-cell table:style-name="Heading" office:value-type="string" calcext:value-type="string">
            <text:p>Fase</text:p>
          </table:table-cell>
          <table:table-cell table:style-name="Heading" office:value-type="string" calcext:value-type="string">
            <text:p>Fecha inicio</text:p>
          </table:table-cell>
          <table:table-cell table:style-name="Heading" office:value-type="string" calcext:value-type="string">
            <text:p>Fecha fin</text:p>
          </table:table-cell>
          <table:table-cell table:style-name="ce6" office:value-type="string" calcext:value-type="string">
            <text:p>Dias</text:p>
          </table:table-cell>
          <table:table-cell table:style-name="Heading" office:value-type="string" calcext:value-type="string">
            <text:p>Horas</text:p>
          </table:table-cell>
          <table:table-cell table:style-name="Heading" office:value-type="string" calcext:value-type="string">
            <text:p>Descripción</text:p>
          </table:table-cell>
          <table:table-cell table:style-name="Heading" office:value-type="string" calcext:value-type="string">
            <text:p>Dependencias</text:p>
          </table:table-cell>
          <table:table-cell table:style-name="Heading" office:value-type="string" calcext:value-type="string">
            <text:p>Dedicación</text:p>
          </table:table-cell>
          <table:table-cell table:style-name="Heading" table:number-columns-repeated="1012"/>
        </table:table-row>
        <table:table-row table:style-name="ro2">
          <table:table-cell table:style-name="PEC_20_Heading" office:value-type="string" calcext:value-type="string">
            <text:p>PEC1</text:p>
          </table:table-cell>
          <table:table-cell table:style-name="PEC_20_Heading"/>
          <table:table-cell table:style-name="ce2" office:value-type="date" office:date-value="2020-02-20" calcext:value-type="date">
            <text:p>20/feb</text:p>
          </table:table-cell>
          <table:table-cell table:style-name="ce2" office:value-type="date" office:date-value="2020-03-06" calcext:value-type="date">
            <text:p>06/mar</text:p>
          </table:table-cell>
          <table:table-cell table:style-name="ce7"/>
          <table:table-cell table:style-name="ce3" table:formula="of:=SUM([.F3:.F7])" office:value-type="time" office:time-value="PT39H00M00S" calcext:value-type="time">
            <text:p>39h</text:p>
          </table:table-cell>
          <table:table-cell table:style-name="PEC_20_Heading" office:value-type="string" calcext:value-type="string">
            <text:p>Plan de trabajo</text:p>
          </table:table-cell>
          <table:table-cell table:style-name="PEC_20_Heading"/>
          <table:table-cell table:style-name="PEC_20_Heading" office:value-type="string" calcext:value-type="string">
            <text:p>45h (15%)</text:p>
          </table:table-cell>
          <table:table-cell table:style-name="PEC_20_Heading" table:number-columns-repeated="1012"/>
        </table:table-row>
        <table:table-row table:style-name="ro2">
          <table:table-cell office:value-type="string" calcext:value-type="string">
            <text:p>PT1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0" calcext:value-type="date">
            <text:p>20/feb</text:p>
          </table:table-cell>
          <table:table-cell table:formula="of:=[.C3]+([.E3]-1)" office:value-type="date" office:date-value="2020-02-24" calcext:value-type="date">
            <text:p>24/feb</text:p>
          </table:table-cell>
          <table:table-cell office:value-type="float" office:value="5" calcext:value-type="float">
            <text:p>5</text:p>
          </table:table-cell>
          <table:table-cell table:style-name="Hours" office:value-type="time" office:time-value="PT15H00M00S" calcext:value-type="time">
            <text:p>15h</text:p>
          </table:table-cell>
          <table:table-cell office:value-type="string" calcext:value-type="string">
            <text:p>Elección del proyecto y objetiv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2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5" calcext:value-type="date">
            <text:p>25/feb</text:p>
          </table:table-cell>
          <table:table-cell table:formula="of:=[.C4]+([.E4]-1)" office:value-type="date" office:date-value="2020-02-25" calcext:value-type="date">
            <text:p>25/feb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3H00M00S" calcext:value-type="time">
            <text:p>3h</text:p>
          </table:table-cell>
          <table:table-cell office:value-type="string" calcext:value-type="string">
            <text:p>Preparación de plantilla de document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3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5" calcext:value-type="date">
            <text:p>25/feb</text:p>
          </table:table-cell>
          <table:table-cell table:formula="of:=[.C5]+([.E5]-1)" office:value-type="date" office:date-value="2020-02-26" calcext:value-type="date">
            <text:p>26/feb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7H00M00S" calcext:value-type="time">
            <text:p>7h</text:p>
          </table:table-cell>
          <table:table-cell office:value-type="string" calcext:value-type="string">
            <text:p>Redacción de documento y elección de tecnologías</text:p>
          </table:table-cell>
          <table:table-cell office:value-type="string" calcext:value-type="string">
            <text:p>PT1, PT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4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8" calcext:value-type="date">
            <text:p>28/feb</text:p>
          </table:table-cell>
          <table:table-cell table:formula="of:=[.C6]+([.E6]-1)" office:value-type="date" office:date-value="2020-02-29" calcext:value-type="date">
            <text:p>29/feb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6H00M00S" calcext:value-type="time">
            <text:p>6h</text:p>
          </table:table-cell>
          <table:table-cell office:value-type="string" calcext:value-type="string">
            <text:p>Captura inicial de requisitos (historias de usuario)</text:p>
          </table:table-cell>
          <table:table-cell office:value-type="string" calcext:value-type="string">
            <text:p>PT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5</text:p>
          </table:table-cell>
          <table:table-cell office:value-type="string" calcext:value-type="string">
            <text:p>Plan de trabajo</text:p>
          </table:table-cell>
          <table:table-cell office:value-type="date" office:date-value="2020-03-01" calcext:value-type="date">
            <text:p>01/mar</text:p>
          </table:table-cell>
          <table:table-cell table:formula="of:=[.C7]+([.E7]-1)" office:value-type="date" office:date-value="2020-03-02" calcext:value-type="date">
            <text:p>02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Planificación y riesgos</text:p>
          </table:table-cell>
          <table:table-cell office:value-type="string" calcext:value-type="string">
            <text:p>PT4</text:p>
          </table:table-cell>
          <table:table-cell table:number-columns-repeated="1013"/>
        </table:table-row>
        <table:table-row table:style-name="ro2">
          <table:table-cell table:style-name="PEC_20_Heading" office:value-type="string" calcext:value-type="string">
            <text:p>PEC2</text:p>
          </table:table-cell>
          <table:table-cell table:style-name="PEC_20_Heading"/>
          <table:table-cell table:style-name="ce2" office:value-type="date" office:date-value="2020-03-09" calcext:value-type="date">
            <text:p>09/mar</text:p>
          </table:table-cell>
          <table:table-cell table:style-name="ce2" office:value-type="date" office:date-value="2020-04-10" calcext:value-type="date">
            <text:p>10/abr</text:p>
          </table:table-cell>
          <table:table-cell table:style-name="ce7"/>
          <table:table-cell table:style-name="ce3" table:formula="of:=SUM([.F9:.F16])" office:value-type="time" office:time-value="PT96H00M00S" calcext:value-type="time">
            <text:p>96h</text:p>
          </table:table-cell>
          <table:table-cell table:style-name="PEC_20_Heading" office:value-type="string" calcext:value-type="string">
            <text:p>Primer hito</text:p>
          </table:table-cell>
          <table:table-cell table:style-name="PEC_20_Heading"/>
          <table:table-cell table:style-name="PEC_20_Heading" office:value-type="string" calcext:value-type="string">
            <text:p>100h (33%)</text:p>
          </table:table-cell>
          <table:table-cell table:style-name="PEC_20_Heading" table:number-columns-repeated="1012"/>
        </table:table-row>
        <table:table-row table:style-name="ro2">
          <table:table-cell office:value-type="string" calcext:value-type="string">
            <text:p>ANA1</text:p>
          </table:table-cell>
          <table:table-cell office:value-type="string" calcext:value-type="string">
            <text:p>Análisis</text:p>
          </table:table-cell>
          <table:table-cell table:formula="of:=[.C8]" office:value-type="date" office:date-value="2020-03-09" calcext:value-type="date">
            <text:p>09/mar</text:p>
          </table:table-cell>
          <table:table-cell table:formula="of:=[.C9]+([.E9]-1)" office:value-type="date" office:date-value="2020-03-09" calcext:value-type="date">
            <text:p>09/mar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1H00M00S" calcext:value-type="time">
            <text:p>1h</text:p>
          </table:table-cell>
          <table:table-cell office:value-type="string" calcext:value-type="string">
            <text:p>Describir stakeholders identificad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2</text:p>
          </table:table-cell>
          <table:table-cell office:value-type="string" calcext:value-type="string">
            <text:p>Análisis</text:p>
          </table:table-cell>
          <table:table-cell table:formula="of:=[.C9]" office:value-type="date" office:date-value="2020-03-09" calcext:value-type="date">
            <text:p>09/mar</text:p>
          </table:table-cell>
          <table:table-cell table:formula="of:=[.C10]+([.E10]-1)" office:value-type="date" office:date-value="2020-03-10" calcext:value-type="date">
            <text:p>10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7H00M00S" calcext:value-type="time">
            <text:p>7h</text:p>
          </table:table-cell>
          <table:table-cell office:value-type="string" calcext:value-type="string">
            <text:p>Casos de uso UML a partir de histori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3</text:p>
          </table:table-cell>
          <table:table-cell office:value-type="string" calcext:value-type="string">
            <text:p>Análisis</text:p>
          </table:table-cell>
          <table:table-cell office:value-type="date" office:date-value="2020-03-15" calcext:value-type="date">
            <text:p>15/mar</text:p>
          </table:table-cell>
          <table:table-cell table:formula="of:=[.C11]+([.E11]-1)" office:value-type="date" office:date-value="2020-03-16" calcext:value-type="date">
            <text:p>16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Diagrama de casos de uso U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4</text:p>
          </table:table-cell>
          <table:table-cell office:value-type="string" calcext:value-type="string">
            <text:p>Análisis</text:p>
          </table:table-cell>
          <table:table-cell table:formula="of:=[.D11]+1" office:value-type="date" office:date-value="2020-03-17" calcext:value-type="date">
            <text:p>17/mar</text:p>
          </table:table-cell>
          <table:table-cell table:formula="of:=[.C12]+([.E12]-1)" office:value-type="date" office:date-value="2020-03-18" calcext:value-type="date">
            <text:p>18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6H00M00S" calcext:value-type="time">
            <text:p>6h</text:p>
          </table:table-cell>
          <table:table-cell office:value-type="string" calcext:value-type="string">
            <text:p>Modelo de domini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1</text:p>
          </table:table-cell>
          <table:table-cell office:value-type="string" calcext:value-type="string">
            <text:p>Diseño</text:p>
          </table:table-cell>
          <table:table-cell table:formula="of:=[.D12]+1" office:value-type="date" office:date-value="2020-03-19" calcext:value-type="date">
            <text:p>19/mar</text:p>
          </table:table-cell>
          <table:table-cell table:formula="of:=[.C13]+([.E13]-1)" office:value-type="date" office:date-value="2020-03-24" calcext:value-type="date">
            <text:p>24/mar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24H00M00S" calcext:value-type="time">
            <text:p>24h</text:p>
          </table:table-cell>
          <table:table-cell office:value-type="string" calcext:value-type="string">
            <text:p>Diseño de la arquitectura de la aplicació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2</text:p>
          </table:table-cell>
          <table:table-cell office:value-type="string" calcext:value-type="string">
            <text:p>Diseño</text:p>
          </table:table-cell>
          <table:table-cell office:value-type="date" office:date-value="2020-03-28" calcext:value-type="date">
            <text:p>28/mar</text:p>
          </table:table-cell>
          <table:table-cell table:formula="of:=[.C14]+([.E14]-1)" office:value-type="date" office:date-value="2020-03-30" calcext:value-type="date">
            <text:p>30/mar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Wireframe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S3</text:p>
          </table:table-cell>
          <table:table-cell office:value-type="string" calcext:value-type="string">
            <text:p>Diseño</text:p>
          </table:table-cell>
          <table:table-cell table:formula="of:=[.D14]+1" office:value-type="date" office:date-value="2020-03-31" calcext:value-type="date">
            <text:p>31/mar</text:p>
          </table:table-cell>
          <table:table-cell table:formula="of:=[.C15]+([.E15]-1)" office:value-type="date" office:date-value="2020-04-01" calcext:value-type="date">
            <text:p>01/ab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Selección final de tecnologías en base al análisis y tras estudiar alternativas: BBDD, ORM o ODM, bundler, servidor de aplicaciones…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V1</text:p>
          </table:table-cell>
          <table:table-cell office:value-type="string" calcext:value-type="string">
            <text:p>Desarrollo</text:p>
          </table:table-cell>
          <table:table-cell table:formula="of:=[.D15]+1" office:value-type="date" office:date-value="2020-04-02" calcext:value-type="date">
            <text:p>02/abr</text:p>
          </table:table-cell>
          <table:table-cell table:formula="of:=[.C16]+([.E16]-1)" office:value-type="date" office:date-value="2020-04-07" calcext:value-type="date">
            <text:p>07/abr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30H00M00S" calcext:value-type="time">
            <text:p>30h</text:p>
          </table:table-cell>
          <table:table-cell office:value-type="string" calcext:value-type="string">
            <text:p><text:span text:style-name="T1">Documentarse y preparar entorno de desarrollo: linters (estilo de código, accesibilidad...), test runner, test automatico lighthouse, transpilacion de es2019 y &gt;css3, bundler, servidor de desarrollo con hot reloading</text:span>…</text:p>
          </table:table-cell>
          <table:table-cell table:number-columns-repeated="1014"/>
        </table:table-row>
        <table:table-row table:style-name="ro2">
          <table:table-cell table:style-name="PEC_20_Heading" office:value-type="string" calcext:value-type="string">
            <text:p>PEC3</text:p>
          </table:table-cell>
          <table:table-cell table:style-name="PEC_20_Heading"/>
          <table:table-cell table:style-name="ce2" office:value-type="date" office:date-value="2020-04-13" calcext:value-type="date">
            <text:p>13/abr</text:p>
          </table:table-cell>
          <table:table-cell table:style-name="ce2" office:value-type="date" office:date-value="2020-05-29" calcext:value-type="date">
            <text:p>29/may</text:p>
          </table:table-cell>
          <table:table-cell table:style-name="ce7"/>
          <table:table-cell table:style-name="ce3" table:formula="of:=SUM([.F18:.F26])" office:value-type="time" office:time-value="PT153H00M00S" calcext:value-type="time">
            <text:p>153h</text:p>
          </table:table-cell>
          <table:table-cell table:style-name="PEC_20_Heading" office:value-type="string" calcext:value-type="string">
            <text:p>Segundo hito</text:p>
          </table:table-cell>
          <table:table-cell table:style-name="PEC_20_Heading"/>
          <table:table-cell table:style-name="PEC_20_Heading" office:value-type="string" calcext:value-type="string">
            <text:p>120h</text:p>
          </table:table-cell>
          <table:table-cell table:style-name="PEC_20_Heading" table:number-columns-repeated="1012"/>
        </table:table-row>
        <table:table-row table:style-name="ro2">
          <table:table-cell office:value-type="string" calcext:value-type="string">
            <text:p>DEV2</text:p>
          </table:table-cell>
          <table:table-cell office:value-type="string" calcext:value-type="string">
            <text:p>Desarrollo</text:p>
          </table:table-cell>
          <table:table-cell office:value-type="date" office:date-value="2020-04-13" calcext:value-type="date">
            <text:p>13/abr</text:p>
          </table:table-cell>
          <table:table-cell table:formula="of:=[.C18]+([.E18]-1)" office:value-type="date" office:date-value="2020-04-20" calcext:value-type="date">
            <text:p>20/abr</text:p>
          </table:table-cell>
          <table:table-cell office:value-type="float" office:value="8" calcext:value-type="float">
            <text:p>8</text:p>
          </table:table-cell>
          <table:table-cell table:style-name="Hours" office:value-type="time" office:time-value="PT32H00M00S" calcext:value-type="time">
            <text:p>32h</text:p>
          </table:table-cell>
          <table:table-cell office:value-type="string" calcext:value-type="string">
            <text:p>Documentarse y preparar docker para backend loc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3</text:p>
          </table:table-cell>
          <table:table-cell office:value-type="string" calcext:value-type="string">
            <text:p>Desarrollo</text:p>
          </table:table-cell>
          <table:table-cell table:formula="of:=[.D18]+1" office:value-type="date" office:date-value="2020-04-21" calcext:value-type="date">
            <text:p>21/abr</text:p>
          </table:table-cell>
          <table:table-cell table:formula="of:=[.C19]+([.E19]-1)" office:value-type="date" office:date-value="2020-04-21" calcext:value-type="date">
            <text:p>21/abr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3H00M00S" calcext:value-type="time">
            <text:p>3h</text:p>
          </table:table-cell>
          <table:table-cell office:value-type="string" calcext:value-type="string">
            <text:p>Preparar datos de ejemplo para la base de datos y mock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4</text:p>
          </table:table-cell>
          <table:table-cell office:value-type="string" calcext:value-type="string">
            <text:p>Desarrollo</text:p>
          </table:table-cell>
          <table:table-cell table:formula="of:=[.D19]+1" office:value-type="date" office:date-value="2020-04-22" calcext:value-type="date">
            <text:p>22/abr</text:p>
          </table:table-cell>
          <table:table-cell table:formula="of:=[.C20]+([.E20]-1)" office:value-type="date" office:date-value="2020-04-26" calcext:value-type="date">
            <text:p>26/abr</text:p>
          </table:table-cell>
          <table:table-cell office:value-type="float" office:value="5" calcext:value-type="float">
            <text:p>5</text:p>
          </table:table-cell>
          <table:table-cell table:style-name="Hours" office:value-type="time" office:time-value="PT20H00M00S" calcext:value-type="time">
            <text:p>20h</text:p>
          </table:table-cell>
          <table:table-cell office:value-type="string" calcext:value-type="string">
            <text:p>API back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4</text:p>
          </table:table-cell>
          <table:table-cell office:value-type="string" calcext:value-type="string">
            <text:p>Desarrollo</text:p>
          </table:table-cell>
          <table:table-cell office:value-type="date" office:date-value="2020-04-29" calcext:value-type="date">
            <text:p>29/abr</text:p>
          </table:table-cell>
          <table:table-cell table:formula="of:=[.C21]+([.E21]-1)" office:value-type="date" office:date-value="2020-05-04" calcext:value-type="date">
            <text:p>04/may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24H00M00S" calcext:value-type="time">
            <text:p>24h</text:p>
          </table:table-cell>
          <table:table-cell office:value-type="string" calcext:value-type="string">
            <text:p>Editor online (editor, consola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5</text:p>
          </table:table-cell>
          <table:table-cell office:value-type="string" calcext:value-type="string">
            <text:p>Desarrollo</text:p>
          </table:table-cell>
          <table:table-cell table:formula="of:=[.D21]+1" office:value-type="date" office:date-value="2020-05-05" calcext:value-type="date">
            <text:p>05/may</text:p>
          </table:table-cell>
          <table:table-cell table:formula="of:=[.C22]+([.E22]-1)" office:value-type="date" office:date-value="2020-05-07" calcext:value-type="date">
            <text:p>07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Ejecutar código fuente de usuario y comprobar asercion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6</text:p>
          </table:table-cell>
          <table:table-cell office:value-type="string" calcext:value-type="string">
            <text:p>Desarrollo</text:p>
          </table:table-cell>
          <table:table-cell table:formula="of:=[.D22]+1" office:value-type="date" office:date-value="2020-05-08" calcext:value-type="date">
            <text:p>08/may</text:p>
          </table:table-cell>
          <table:table-cell table:formula="of:=[.C23]+([.E23]-1)" office:value-type="date" office:date-value="2020-05-10" calcext:value-type="date">
            <text:p>10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Gestión de desafíos tipo tes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7</text:p>
          </table:table-cell>
          <table:table-cell office:value-type="string" calcext:value-type="string">
            <text:p>Desarrollo</text:p>
          </table:table-cell>
          <table:table-cell table:formula="of:=[.D23]+1" office:value-type="date" office:date-value="2020-05-11" calcext:value-type="date">
            <text:p>11/may</text:p>
          </table:table-cell>
          <table:table-cell table:formula="of:=[.C24]+([.E24]-1)" office:value-type="date" office:date-value="2020-05-13" calcext:value-type="date">
            <text:p>13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Gestión de módul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8</text:p>
          </table:table-cell>
          <table:table-cell office:value-type="string" calcext:value-type="string">
            <text:p>Desarrollo</text:p>
          </table:table-cell>
          <table:table-cell table:formula="of:=[.D24]+1" office:value-type="date" office:date-value="2020-05-14" calcext:value-type="date">
            <text:p>14/may</text:p>
          </table:table-cell>
          <table:table-cell table:formula="of:=[.C25]+([.E25]-1)" office:value-type="date" office:date-value="2020-05-20" calcext:value-type="date">
            <text:p>20/may</text:p>
          </table:table-cell>
          <table:table-cell office:value-type="float" office:value="7" calcext:value-type="float">
            <text:p>7</text:p>
          </table:table-cell>
          <table:table-cell table:style-name="Hours" office:value-type="time" office:time-value="PT30H00M00S" calcext:value-type="time">
            <text:p>30h</text:p>
          </table:table-cell>
          <table:table-cell office:value-type="string" calcext:value-type="string">
            <text:p>Parte públic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9</text:p>
          </table:table-cell>
          <table:table-cell office:value-type="string" calcext:value-type="string">
            <text:p>Desarrollo</text:p>
          </table:table-cell>
          <table:table-cell table:formula="of:=[.D25]+1" office:value-type="date" office:date-value="2020-05-21" calcext:value-type="date">
            <text:p>21/may</text:p>
          </table:table-cell>
          <table:table-cell table:formula="of:=[.C26]+([.E26]-1)" office:value-type="date" office:date-value="2020-05-22" calcext:value-type="date">
            <text:p>22/may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Registro y log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10</text:p>
          </table:table-cell>
          <table:table-cell office:value-type="string" calcext:value-type="string">
            <text:p>Desarrollo</text:p>
          </table:table-cell>
          <table:table-cell table:formula="of:=[.D26]+1" office:value-type="date" office:date-value="2020-05-23" calcext:value-type="date">
            <text:p>23/may</text:p>
          </table:table-cell>
          <table:table-cell table:formula="of:=[.C27]+([.E27]-1)" office:value-type="date" office:date-value="2020-05-23" calcext:value-type="date">
            <text:p>23/may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4H00M00S" calcext:value-type="time">
            <text:p>4h</text:p>
          </table:table-cell>
          <table:table-cell office:value-type="string" calcext:value-type="string">
            <text:p>Gestión de preguntas tipo tes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11</text:p>
          </table:table-cell>
          <table:table-cell office:value-type="string" calcext:value-type="string">
            <text:p>Desarrollo</text:p>
          </table:table-cell>
          <table:table-cell table:formula="of:=[.D27]+1" office:value-type="date" office:date-value="2020-05-24" calcext:value-type="date">
            <text:p>24/may</text:p>
          </table:table-cell>
          <table:table-cell table:formula="of:=[.C28]+([.E28]-1)" office:value-type="date" office:date-value="2020-05-25" calcext:value-type="date">
            <text:p>25/may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Plan de pruebas</text:p>
          </table:table-cell>
          <table:table-cell table:number-columns-repeated="1014"/>
        </table:table-row>
        <table:table-row table:style-name="ro2">
          <table:table-cell table:style-name="PEC_20_Heading" office:value-type="string" calcext:value-type="string">
            <text:p>PEC4</text:p>
          </table:table-cell>
          <table:table-cell table:style-name="PEC_20_Heading"/>
          <table:table-cell table:style-name="ce2" office:value-type="date" office:date-value="2020-06-01" calcext:value-type="date">
            <text:p>01/jun</text:p>
          </table:table-cell>
          <table:table-cell table:style-name="ce2" office:value-type="date" office:date-value="2020-06-12" calcext:value-type="date">
            <text:p>12/jun</text:p>
          </table:table-cell>
          <table:table-cell table:style-name="ce7"/>
          <table:table-cell table:style-name="ce3" table:formula="of:=SUM([.F30:.F31])" office:value-type="time" office:time-value="PT36H00M00S" calcext:value-type="time">
            <text:p>36h</text:p>
          </table:table-cell>
          <table:table-cell table:style-name="PEC_20_Heading" office:value-type="string" calcext:value-type="string">
            <text:p>Memoria final</text:p>
          </table:table-cell>
          <table:table-cell table:style-name="PEC_20_Heading"/>
          <table:table-cell table:style-name="PEC_20_Heading" office:value-type="string" calcext:value-type="string">
            <text:p>35h</text:p>
          </table:table-cell>
          <table:table-cell table:style-name="PEC_20_Heading" table:number-columns-repeated="1012"/>
        </table:table-row>
        <table:table-row table:style-name="ro2">
          <table:table-cell office:value-type="string" calcext:value-type="string">
            <text:p>MEM1</text:p>
          </table:table-cell>
          <table:table-cell office:value-type="string" calcext:value-type="string">
            <text:p>Documentación</text:p>
          </table:table-cell>
          <table:table-cell table:formula="of:=[.C29]" office:value-type="date" office:date-value="2020-06-01" calcext:value-type="date">
            <text:p>01/jun</text:p>
          </table:table-cell>
          <table:table-cell table:formula="of:=[.C30]+([.E30]-1)" office:value-type="date" office:date-value="2020-06-08" calcext:value-type="date">
            <text:p>08/jun</text:p>
          </table:table-cell>
          <table:table-cell office:value-type="float" office:value="8" calcext:value-type="float">
            <text:p>8</text:p>
          </table:table-cell>
          <table:table-cell table:style-name="Hours" office:value-type="time" office:time-value="PT32H00M00S" calcext:value-type="time">
            <text:p>32h</text:p>
          </table:table-cell>
          <table:table-cell office:value-type="string" calcext:value-type="string">
            <text:p>Redacción de memoria y correccion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M2</text:p>
          </table:table-cell>
          <table:table-cell office:value-type="string" calcext:value-type="string">
            <text:p>Documentación</text:p>
          </table:table-cell>
          <table:table-cell table:formula="of:=[.D30]+1" office:value-type="date" office:date-value="2020-06-09" calcext:value-type="date">
            <text:p>09/jun</text:p>
          </table:table-cell>
          <table:table-cell table:formula="of:=[.C31]+([.E31]-1)" office:value-type="date" office:date-value="2020-06-09" calcext:value-type="date">
            <text:p>09/jun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4H00M00S" calcext:value-type="time">
            <text:p>4h</text:p>
          </table:table-cell>
          <table:table-cell office:value-type="string" calcext:value-type="string">
            <text:p>Presentación</text:p>
          </table:table-cell>
          <table:table-cell table:number-columns-repeated="1014"/>
        </table:table-row>
        <table:table-row table:style-name="ro2">
          <table:table-cell table:style-name="PEC_20_Heading" office:value-type="string" calcext:value-type="string">
            <text:p>TFG</text:p>
          </table:table-cell>
          <table:table-cell table:style-name="PEC_20_Heading" table:number-columns-repeated="3"/>
          <table:table-cell table:style-name="ce7"/>
          <table:table-cell table:style-name="ce3" table:formula="of:=SUM([.F2];[.F8];[.F17];[.F29])" office:value-type="time" office:time-value="PT324H00M00S" calcext:value-type="time">
            <text:p>324h</text:p>
          </table:table-cell>
          <table:table-cell table:style-name="PEC_20_Heading" table:number-columns-repeated="1015"/>
        </table:table-row>
        <table:table-row table:style-name="ro2" table:number-rows-repeated="104854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Requisitos" table:style-name="ta1">
        <table:table-column table:style-name="co7" table:default-cell-style-name="Default"/>
        <table:table-column table:style-name="co8" table:default-cell-style-name="Default"/>
        <table:table-column table:style-name="co2" table:number-columns-repeated="1022" table:default-cell-style-name="Default"/>
        <table:table-row table:style-name="ro1">
          <table:table-cell table:style-name="Heading" office:value-type="string" calcext:value-type="string">
            <text:p>Requisitos funcionales</text:p>
          </table:table-cell>
          <table:table-cell table:style-name="Heading" office:value-type="string" calcext:value-type="string">
            <text:p>Codigo</text:p>
          </table:table-cell>
          <table:table-cell table:style-name="Heading" table:number-columns-repeated="1022"/>
        </table:table-row>
        <table:table-row table:style-name="ro2">
          <table:table-cell table:style-name="PEC_20_Heading" office:value-type="string" calcext:value-type="string">
            <text:p>Usuario</text:p>
          </table:table-cell>
          <table:table-cell table:style-name="PEC_20_Heading" table:number-columns-repeated="1023"/>
        </table:table-row>
        <table:table-row table:style-name="ro2">
          <table:table-cell table:style-name="ce1" office:value-type="string" calcext:value-type="string">
            <text:p>Como usuario, quiero ver un listado de desafíos sueltos o módulos (grupos de desafíos)</text:p>
          </table:table-cell>
          <table:table-cell office:value-type="string" calcext:value-type="string">
            <text:p>RF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poder filtrar entre desafíos o módulos</text:p>
          </table:table-cell>
          <table:table-cell office:value-type="string" calcext:value-type="string">
            <text:p>RF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poder filtrar por nombre o etiquetas</text:p>
          </table:table-cell>
          <table:table-cell office:value-type="string" calcext:value-type="string">
            <text:p>RF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iniciar un desafío</text:p>
          </table:table-cell>
          <table:table-cell office:value-type="string" calcext:value-type="string">
            <text:p>RF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comprobar si he hecho el desafío bien</text:p>
          </table:table-cell>
          <table:table-cell office:value-type="string" calcext:value-type="string">
            <text:p>RF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, quiero ver la solución y saber qué he hecho mal en un desafío que no haya superado</text:p>
          </table:table-cell>
          <table:table-cell office:value-type="string" calcext:value-type="string">
            <text:p>RF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Como usuario, quiero volver a intentar el desafío (o módulo)</text:span> desde el principio</text:p>
          </table:table-cell>
          <table:table-cell office:value-type="string" calcext:value-type="string">
            <text:p>RF7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Como usuario, quiero poder guardar el estado del desafío (o módulo) sin registrarme y retomarlo más tarde</text:p>
          </table:table-cell>
          <table:table-cell table:style-name="Deleted" office:value-type="string" calcext:value-type="string">
            <text:p>RF8</text:p>
          </table:table-cell>
          <table:table-cell table:style-name="Deleted" table:number-columns-repeated="1022"/>
        </table:table-row>
        <table:table-row table:style-name="ro2">
          <table:table-cell office:value-type="string" calcext:value-type="string">
            <text:p>Como usuario, quiero registrarme y guardar el resultado del reto (o módulo)</text:p>
          </table:table-cell>
          <table:table-cell office:value-type="string" calcext:value-type="string">
            <text:p>RF9</text:p>
          </table:table-cell>
          <table:table-cell table:number-columns-repeated="1022"/>
        </table:table-row>
        <table:table-row table:style-name="ro2">
          <table:table-cell table:style-name="PEC_20_Heading" office:value-type="string" calcext:value-type="string">
            <text:p>Usuario registrado</text:p>
          </table:table-cell>
          <table:table-cell table:style-name="PEC_20_Heading" table:number-columns-repeated="1023"/>
        </table:table-row>
        <table:table-row table:style-name="ro2">
          <table:table-cell office:value-type="string" calcext:value-type="string">
            <text:p>Como usuario registrado, quiero poder ver los desafíos y módulos que he hecho</text:p>
          </table:table-cell>
          <table:table-cell office:value-type="string" calcext:value-type="string">
            <text:p>RF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 registrado, quiero volver a intentar un desafío que ya he hecho</text:p>
          </table:table-cell>
          <table:table-cell office:value-type="string" calcext:value-type="string">
            <text:p>RF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usuario registrado, quiero poder cambiar mi contraseña</text:p>
          </table:table-cell>
          <table:table-cell office:value-type="string" calcext:value-type="string">
            <text:p>RF12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Como usuario registrado, quiero ver estadísticas de mis desafíos (tiempo, porcentaje de acierto, intentos…)</text:p>
          </table:table-cell>
          <table:table-cell table:style-name="Deleted" office:value-type="string" calcext:value-type="string">
            <text:p>RF13</text:p>
          </table:table-cell>
          <table:table-cell table:style-name="Deleted" table:number-columns-repeated="1022"/>
        </table:table-row>
        <table:table-row table:style-name="ro2">
          <table:table-cell table:style-name="PEC_20_Heading" office:value-type="string" calcext:value-type="string">
            <text:p>Administrador</text:p>
          </table:table-cell>
          <table:table-cell table:style-name="PEC_20_Heading" table:number-columns-repeated="1023"/>
        </table:table-row>
        <table:table-row table:style-name="ro2">
          <table:table-cell office:value-type="string" calcext:value-type="string">
            <text:p>Como administrador, quiero dar de alta un desafío aislado</text:p>
          </table:table-cell>
          <table:table-cell office:value-type="string" calcext:value-type="string">
            <text:p>RF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dar de alta un módulo (grupo de desafíos)</text:p>
          </table:table-cell>
          <table:table-cell office:value-type="string" calcext:value-type="string">
            <text:p>RF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añadir un desafío a un módulo</text:p>
          </table:table-cell>
          <table:table-cell office:value-type="string" calcext:value-type="string">
            <text:p>RF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añadir una pregunta tipo test a un módulo</text:p>
          </table:table-cell>
          <table:table-cell office:value-type="string" calcext:value-type="string">
            <text:p>RF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publicar (hacer visible) un desafío o módulo</text:p>
          </table:table-cell>
          <table:table-cell office:value-type="string" calcext:value-type="string">
            <text:p>RF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publicar (no disponible para nuevos intentos) un desafío o módulo</text:p>
          </table:table-cell>
          <table:table-cell office:value-type="string" calcext:value-type="string">
            <text:p>RF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eliminar un desafío o módulo</text:p>
          </table:table-cell>
          <table:table-cell office:value-type="string" calcext:value-type="string">
            <text:p>RF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añadir documentación previa y/o posterior a un desafío a través de markdown</text:p>
          </table:table-cell>
          <table:table-cell office:value-type="string" calcext:value-type="string">
            <text:p>RF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o administrador, quiero ver los usuarios registrados</text:p>
          </table:table-cell>
          <table:table-cell office:value-type="string" calcext:value-type="string">
            <text:p>RF22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Como administrador, quiero resetear la contraseña de un usuario enviarle un enlace para que pueda cambiarla.</text:p>
          </table:table-cell>
          <table:table-cell table:style-name="Deleted" office:value-type="string" calcext:value-type="string">
            <text:p>RF23</text:p>
          </table:table-cell>
          <table:table-cell table:style-name="Deleted" table:number-columns-repeated="1022"/>
        </table:table-row>
        <table:table-row table:style-name="ro2">
          <table:table-cell table:style-name="Deleted" office:value-type="string" calcext:value-type="string">
            <text:p>Como administrador, quiero ver estadísticas de un desafío o módulo</text:p>
          </table:table-cell>
          <table:table-cell table:style-name="Deleted" office:value-type="string" calcext:value-type="string">
            <text:p>RF24</text:p>
          </table:table-cell>
          <table:table-cell table:style-name="Deleted" table:number-columns-repeated="1022"/>
        </table:table-row>
        <table:table-row table:style-name="ro1">
          <table:table-cell table:style-name="Heading" office:value-type="string" calcext:value-type="string">
            <text:p>Requisitos no funcionales</text:p>
          </table:table-cell>
          <table:table-cell table:style-name="Heading" office:value-type="string" calcext:value-type="string">
            <text:p>Codigo</text:p>
          </table:table-cell>
          <table:table-cell table:style-name="Heading" table:number-columns-repeated="1022"/>
        </table:table-row>
        <table:table-row table:style-name="ro2">
          <table:table-cell table:style-name="PEC_20_Heading" office:value-type="string" calcext:value-type="string">
            <text:p>Requisitos de usabilidad y humanidad</text:p>
          </table:table-cell>
          <table:table-cell table:style-name="PEC_20_Heading" table:number-columns-repeated="1023"/>
        </table:table-row>
        <table:table-row table:style-name="ro2">
          <table:table-cell office:value-type="string" calcext:value-type="string">
            <text:p>Navegación fluida entre los diferentes desafíos de un modulo (no recarga completa)</text:p>
          </table:table-cell>
          <table:table-cell office:value-type="string" calcext:value-type="string">
            <text:p>RNF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eguir que la UX del editor de código online sea lo más parecida posible a uno nativo de escritorio</text:p>
          </table:table-cell>
          <table:table-cell office:value-type="string" calcext:value-type="string">
            <text:p>RNF2</text:p>
          </table:table-cell>
          <table:table-cell table:number-columns-repeated="1022"/>
        </table:table-row>
        <table:table-row table:style-name="ro2">
          <table:table-cell table:style-name="PEC_20_Heading" office:value-type="string" calcext:value-type="string">
            <text:p>Requisitos de cumplimiento</text:p>
          </table:table-cell>
          <table:table-cell table:style-name="PEC_20_Heading" table:number-columns-repeated="1023"/>
        </table:table-row>
        <table:table-row table:style-name="ro2">
          <table:table-cell office:value-type="string" calcext:value-type="string">
            <text:p>Conseguir un rendimiento web de al menos 90 en Lighthouse</text:p>
          </table:table-cell>
          <table:table-cell office:value-type="string" calcext:value-type="string">
            <text:p>RNF3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Permitir tolerancia a fallos de red</text:p>
          </table:table-cell>
          <table:table-cell table:style-name="Deleted" office:value-type="string" calcext:value-type="string">
            <text:p>RNF4</text:p>
          </table:table-cell>
          <table:table-cell table:style-name="Deleted" table:number-columns-repeated="1022"/>
        </table:table-row>
        <table:table-row table:style-name="ro2">
          <table:table-cell table:style-name="PEC_20_Heading" office:value-type="string" calcext:value-type="string">
            <text:p>Requisitos operacionales y de entorno</text:p>
          </table:table-cell>
          <table:table-cell table:style-name="PEC_20_Heading" table:number-columns-repeated="1023"/>
        </table:table-row>
        <table:table-row table:style-name="ro5">
          <table:table-cell office:value-type="string" calcext:value-type="string">
            <text:p>El sitio web será usable en todos los dispositivos. Aunque la mejor UX de un editor de código se obtiene en un ordenador y no se recomendará su uso, los módulos con sólo preguntas tipo test tienen en los móviles un claro target</text:p>
          </table:table-cell>
          <table:table-cell office:value-type="string" calcext:value-type="string">
            <text:p>RNF5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l sitio web soportará las últimas dos versiones major de los principales navegadores: Chrome, Firefox, Safari, Edge, Chrome Android y Safari iOS</text:p>
          </table:table-cell>
          <table:table-cell office:value-type="string" calcext:value-type="string">
            <text:p>RNF6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l backend de la aplicación estará disponible como imagen de Docker, facilitando el desarrollo en nuevos equipos y su posterior despliegue a servidores</text:p>
          </table:table-cell>
          <table:table-cell office:value-type="string" calcext:value-type="string">
            <text:p>RNF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a web deberá ser usable sólo con teclado debido a que el usuario objetivo son desarrolladores, muchos de los cuales están acostumbrados a trabajar sólo con teclado para agilizar su trabajo. Aunque sea deseable lograr un nivel AA según lo especificado en las WCAG 2.1. no será un requisito.</text:p>
          </table:table-cell>
          <table:table-cell office:value-type="string" calcext:value-type="string">
            <text:p>RNF8</text:p>
          </table:table-cell>
          <table:table-cell table:number-columns-repeated="1022"/>
        </table:table-row>
        <table:table-row table:style-name="ro2">
          <table:table-cell table:style-name="PEC_20_Heading" office:value-type="string" calcext:value-type="string">
            <text:p>Requisitos de seguridad</text:p>
          </table:table-cell>
          <table:table-cell table:style-name="ce10"/>
          <table:table-cell table:style-name="PEC_20_Heading" table:number-columns-repeated="1022"/>
        </table:table-row>
        <table:table-row table:style-name="ro2">
          <table:table-cell office:value-type="string" calcext:value-type="string">
            <text:p>El acceso a la zona privada de usuario y la administración se realizará por email y contraseña</text:p>
          </table:table-cell>
          <table:table-cell office:value-type="string" calcext:value-type="string">
            <text:p>RNF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 sitio web usará exclusivamente HTTPS</text:p>
          </table:table-cell>
          <table:table-cell office:value-type="string" calcext:value-type="string">
            <text:p>RNF1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La ejecución del código generado por el usuario para un ejercicio no podrá jamás ejecutarse en el servidor, a pesar de que el servidor Node.js sea capaz, para evitar agujeros graves de seguridad.</text:p>
          </table:table-cell>
          <table:table-cell office:value-type="string" calcext:value-type="string">
            <text:p>RNF1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La ejecución del código generado por el usuario deberá ejecutarse en cliente en un sandbox seguro para mejorar la seguridad.</text:p>
          </table:table-cell>
          <table:table-cell office:value-type="string" calcext:value-type="string">
            <text:p>RNF12</text:p>
          </table:table-cell>
          <table:table-cell table:number-columns-repeated="1022"/>
        </table:table-row>
        <table:table-row table:style-name="ro5">
          <table:table-cell table:style-name="Deleted" office:value-type="string" calcext:value-type="string">
            <text:p>La contraseña se guardará codificada. Si un usuario olvida su contraseña, deberá escribir al administrador y éste le avisará de que ha reseteado su contraseña. Queda fuera del TFG montar un servidor de correo para implementar la funcionalidad “He olvidado mi contraseña”</text:p>
          </table:table-cell>
          <table:table-cell table:style-name="Deleted" office:value-type="string" calcext:value-type="string">
            <text:p>RNF13</text:p>
          </table:table-cell>
          <table:table-cell table:style-name="Deleted" table:number-columns-repeated="1022"/>
        </table:table-row>
        <table:table-row table:style-name="ro1">
          <table:table-cell table:style-name="Heading" office:value-type="string" calcext:value-type="string">
            <text:p>Requisitos de proceso</text:p>
          </table:table-cell>
          <table:table-cell table:style-name="Heading" office:value-type="string" calcext:value-type="string">
            <text:p>Codigo</text:p>
          </table:table-cell>
          <table:table-cell table:style-name="Heading" table:number-columns-repeated="1022"/>
        </table:table-row>
        <table:table-row table:style-name="ro2">
          <table:table-cell office:value-type="string" calcext:value-type="string">
            <text:p>Desarrollar siguiendo una metodología TDD</text:p>
          </table:table-cell>
          <table:table-cell office:value-type="string" calcext:value-type="string">
            <text:p>RP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eguir una cobertura de tests de al menos 80%</text:p>
          </table:table-cell>
          <table:table-cell office:value-type="string" calcext:value-type="string">
            <text:p>RP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ner de linting automatizado de código</text:p>
          </table:table-cell>
          <table:table-cell office:value-type="string" calcext:value-type="string">
            <text:p>RP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ner de test runner automatizado para los test unitarios</text:p>
          </table:table-cell>
          <table:table-cell office:value-type="string" calcext:value-type="string">
            <text:p>RP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ner de un test automático para validar el requisito RNF3 (Lighthouse)</text:p>
          </table:table-cell>
          <table:table-cell office:value-type="string" calcext:value-type="string">
            <text:p>RP5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Disponer de un servidor de desarrollo dinámico que reaccione a modificaciones en el código de cliente (hot reloading)</text:p>
          </table:table-cell>
          <table:table-cell office:value-type="string" calcext:value-type="string">
            <text:p>RP6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Poner en practica una clean architecture con fines de aprendizaje</text:p>
          </table:table-cell>
          <table:table-cell table:style-name="Deleted" office:value-type="string" calcext:value-type="string">
            <text:p>RP7</text:p>
          </table:table-cell>
          <table:table-cell table:style-name="Deleted"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 tracking" table:style-name="ta1">
        <office:forms form:automatic-focus="false" form:apply-design-mode="false"/>
        <table:table-column table:style-name="co2" table:default-cell-style-name="Date"/>
        <table:table-column table:style-name="co2" table:default-cell-style-name="Hours_20__3a__20_Minutes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1">
          <table:table-cell table:style-name="Heading" office:value-type="string" calcext:value-type="string">
            <text:p>Dia</text:p>
          </table:table-cell>
          <table:table-cell table:style-name="Heading" office:value-type="string" calcext:value-type="string">
            <text:p>Horas</text:p>
          </table:table-cell>
          <table:table-cell table:style-name="Heading" office:value-type="string" calcext:value-type="string">
            <text:p>Tarea</text:p>
          </table:table-cell>
          <table:table-cell table:style-name="Heading" office:value-type="string" calcext:value-type="string">
            <text:p>Observaciones</text:p>
          </table:table-cell>
          <table:table-cell table:style-name="Heading" table:number-columns-repeated="1020"/>
        </table:table-row>
        <table:table-row table:style-name="ro2">
          <table:table-cell office:value-type="date" office:date-value="2020-03-01" calcext:value-type="date">
            <text:p>01/mar</text:p>
          </table:table-cell>
          <table:table-cell table:formula="of:=[.F2]-[.E2]" office:value-type="time" office:time-value="PT04H59M59.999999581S" calcext:value-type="time">
            <text:p>5h 00m</text:p>
          </table:table-cell>
          <table:table-cell table:style-name="ce11" office:value-type="string" calcext:value-type="string">
            <text:p>PT4</text:p>
          </table:table-cell>
          <table:table-cell office:value-type="string" calcext:value-type="string">
            <text:p>Brainstorming para capturar requisitos</text:p>
          </table:table-cell>
          <table:table-cell table:style-name="ce12" office:value-type="date" office:date-value="2020-03-01T17:00:00" calcext:value-type="date">
            <text:p>01/03/20 17:00</text:p>
          </table:table-cell>
          <table:table-cell table:style-name="ce12" office:value-type="date" office:date-value="2020-03-01T22:00:00" calcext:value-type="date">
            <text:p>01/03/20 22:00</text:p>
          </table:table-cell>
          <table:table-cell table:number-columns-repeated="1018"/>
        </table:table-row>
        <table:table-row table:style-name="ro2">
          <table:table-cell office:value-type="date" office:date-value="2020-03-02" calcext:value-type="date">
            <text:p>02/mar</text:p>
          </table:table-cell>
          <table:table-cell table:formula="of:=[.F3]-[.E3]" office:value-type="time" office:time-value="PT03H59M59.99999979S" calcext:value-type="time">
            <text:p>4h 00m</text:p>
          </table:table-cell>
          <table:table-cell office:value-type="string" calcext:value-type="string">
            <text:p>PT5</text:p>
          </table:table-cell>
          <table:table-cell office:value-type="string" calcext:value-type="string">
            <text:p>Planificacion</text:p>
          </table:table-cell>
          <table:table-cell table:style-name="ce12" office:value-type="date" office:date-value="2020-03-02T17:00:00" calcext:value-type="date">
            <text:p>02/03/20 17:00</text:p>
          </table:table-cell>
          <table:table-cell table:style-name="ce12" office:value-type="date" office:date-value="2020-03-02T21:00:00" calcext:value-type="date">
            <text:p>02/03/20 21:00</text:p>
          </table:table-cell>
          <table:table-cell table:number-columns-repeated="1018"/>
        </table:table-row>
        <table:table-row table:style-name="ro2">
          <table:table-cell office:value-type="date" office:date-value="2020-03-03" calcext:value-type="date">
            <text:p>03/mar</text:p>
          </table:table-cell>
          <table:table-cell table:formula="of:=[.F4]-[.E4]" office:value-type="time" office:time-value="PT04H30M00S" calcext:value-type="time">
            <text:p>4h 30m</text:p>
          </table:table-cell>
          <table:table-cell office:value-type="string" calcext:value-type="string">
            <text:p>PT5</text:p>
          </table:table-cell>
          <table:table-cell office:value-type="string" calcext:value-type="string">
            <text:p>Planificacion y evaluación de riesgos</text:p>
          </table:table-cell>
          <table:table-cell table:style-name="ce12" office:value-type="date" office:date-value="2020-03-03T16:30:00" calcext:value-type="date">
            <text:p>03/03/20 16:30</text:p>
          </table:table-cell>
          <table:table-cell table:style-name="ce12" office:value-type="date" office:date-value="2020-03-03T21:00:00" calcext:value-type="date">
            <text:p>03/03/20 21:00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riol" svg:font-family="Bariol" style:font-pitch="variable"/>
    <style:font-face style:name="Bariol1" svg:font-family="Bariol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time-style style:name="N104" number:truncate-on-overflow="false">
      <number:hours/>
      <number:text>h</number:text>
    </number:time-style>
    <number:time-style style:name="N105" number:truncate-on-overflow="false">
      <number:hours/>
      <number:text>h </number:text>
      <number:minutes number:style="long"/>
      <number:text>m</number:text>
    </number:time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time-style style:name="N109" number:truncate-on-overflow="false">
      <number:hours/>
    </number:time-style>
    <number:time-style style:name="N110" number:truncate-on-overflow="false">
      <number:hours/>
      <number:hours/>
    </number:time-style>
    <number:time-style style:name="N111">
      <number:hours/>
      <number:text>h</number:text>
    </number:time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able-cell-properties fo:wrap-option="wrap" fo:padding="1.01mm" style:vertical-align="top" loext:vertical-justify="auto"/>
      <style:paragraph-properties css3t:text-justify="auto"/>
      <style:text-properties style:font-name="Bariol1" fo:font-family="Bariol" style:font-style-name="Regular" style:font-pitch="variable" fo:font-size="9pt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fo:background-color="#0d1f63" fo:padding-bottom="1.01mm" fo:padding-left="1.5mm" fo:padding-right="1.5mm" fo:padding-top="1.01mm" loext:vertical-justify="auto"/>
      <style:paragraph-properties css3t:text-justify="auto"/>
      <style:text-properties style:use-window-font-color="true" fo:font-size="10pt" fo:font-style="normal" fo:font-weight="normal" style:font-size-asian="10pt" style:font-size-complex="10pt"/>
    </style:style>
    <style:style style:name="Heading_20_1" style:display-name="Heading 1" style:family="table-cell" style:parent-style-name="Heading">
      <style:table-cell-properties fo:background-color="transparent" fo:padding-bottom="1.01mm" fo:padding-left="1.99mm" fo:padding-right="1.99mm" fo:padding-top="1.01mm" loext:vertical-justify="auto"/>
      <style:paragraph-properties css3t:text-justify="auto"/>
      <style:text-properties fo:color="#ffffff" style:font-name="Bariol1" fo:font-family="Bariol" style:font-style-name="Regular" style:font-pitch="variable" fo:font-size="11pt" fo:font-style="normal" fo:font-weight="normal"/>
    </style:style>
    <style:style style:name="Heading_20_2" style:display-name="Heading 2" style:family="table-cell" style:parent-style-name="Status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te" style:family="table-cell" style:parent-style-name="Default" style:data-style-name="N33"/>
    <style:style style:name="PEC_20_Heading" style:display-name="PEC Heading" style:family="table-cell" style:parent-style-name="Heading">
      <style:table-cell-properties fo:background-color="#cacce5" fo:padding-bottom="1.01mm" fo:padding-left="1.5mm" fo:padding-right="1.5mm" fo:padding-top="1.01mm" loext:vertical-justify="auto"/>
      <style:paragraph-properties css3t:text-justify="auto"/>
      <style:text-properties style:use-window-font-color="true" fo:font-size="9pt" fo:font-weight="normal" style:font-size-asian="9pt" style:font-size-complex="9pt"/>
    </style:style>
    <style:style style:name="Hours" style:family="table-cell" style:parent-style-name="Date" style:data-style-name="N104"/>
    <style:style style:name="Hours_20__3a__20_Minutes" style:display-name="Hours : Minutes" style:family="table-cell" style:parent-style-name="Hours" style:data-style-name="N105"/>
    <style:style style:name="Deleted" style:family="table-cell" style:parent-style-name="Text">
      <style:text-properties fo:color="#94070a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9:47:24.609544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7:27:05.487252671</meta:creation-date>
    <dc:date>2020-03-03T23:13:08.126262476</dc:date>
    <meta:editing-duration>PT6H2M24S</meta:editing-duration>
    <meta:editing-cycles>35</meta:editing-cycles>
    <meta:generator>LibreOffice/6.0.6.2$MacOSX_X86_64 LibreOffice_project/0c292870b25a325b5ed35f6b45599d2ea4458e77</meta:generator>
    <meta:document-statistic meta:table-count="3" meta:cell-count="343" meta:object-count="0"/>
  </office:meta>
</office:document-meta>
</file>